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7-03" calcext:value-type="date">
            <text:p>03/07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6]-[.F6]" office:value-type="float" office:value="350" calcext:value-type="float">
            <text:p>35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6])" office:value-type="float" office:value="350" calcext:value-type="float">
            <text:p>35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7.992267839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7.9942639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8.321029785</dc:date>
    <dc:language>pt-PT</dc:language>
    <meta:editing-cycles>594</meta:editing-cycles>
    <meta:editing-duration>P3DT2H44M25S</meta:editing-duration>
    <meta:print-date>2019-10-03T14:53:22.911000000</meta:print-date>
    <meta:document-statistic meta:table-count="1" meta:cell-count="44" meta:object-count="0"/>
    <meta:user-defined meta:name="Info 0"/>
    <meta:user-defined meta:name="Info 1"/>
    <meta:user-defined meta:name="Info 2"/>
    <meta:user-defined meta:name="Info 3"/>
  </office:meta>
</office:document-meta>
</file>